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197cm" svg:height="1.863cm" svg:x="1.4cm" svg:y="1.01cm">
          <text:p text:style-name="P1"><text:span text:style-name="T1">Doc read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1.355cm" svg:x="1.4cm" svg:y="7.573cm">
          <text:p text:style-name="P1"><text:span text:style-name="T2">.ppt[x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5.197cm" svg:height="1.863cm" svg:x="1.4cm" svg:y="1.01cm">
          <text:p text:style-name="P1"><text:span text:style-name="T1">DOC read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5.197cm" svg:height="9.132cm" svg:x="1.4cm" svg:y="3.685cm">
          <text:list text:style-name="L2">
            <text:list-item>
              <text:p text:style-name="P4"><text:span text:style-name="T2">tika (java) - retrieves &amp; utilizes .jar as web service</text:span></text:p>
            </text:list-item>
            <text:list-item>
              <text:p text:style-name="P4"><text:span text:style-name="T2">Lorem ipsu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3cm" svg:x="1.4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7T10:10:58</meta:creation-date>
    <dc:language>en-US</dc:language>
    <dc:date>2021-04-09T10:31:02</dc:date>
    <meta:editing-cycles>3</meta:editing-cycles>
    <meta:editing-duration>PT7M</meta:editing-duration>
    <meta:generator>LibreOffice/6.1.5.2$Linux_X86_64 LibreOffice_project/10$Build-2</meta:generator>
    <meta:document-statistic meta:object-count="32"/>
  </office:meta>
</office:document-meta>
</file>